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129c6" officeooo:paragraph-rsid="001129c6"/>
    </style:style>
    <style:style style:name="P2" style:family="paragraph" style:parent-style-name="Standard">
      <style:paragraph-properties fo:text-align="center" style:justify-single-word="false"/>
      <style:text-properties officeooo:rsid="001129c6" officeooo:paragraph-rsid="001129c6"/>
    </style:style>
    <style:style style:name="P3" style:family="paragraph" style:parent-style-name="Standard">
      <style:text-properties officeooo:rsid="001143d4" officeooo:paragraph-rsid="001143d4"/>
    </style:style>
    <style:style style:name="P4" style:family="paragraph" style:parent-style-name="Standard">
      <style:text-properties officeooo:rsid="00123eee" officeooo:paragraph-rsid="00123eee"/>
    </style:style>
    <style:style style:name="P5" style:family="paragraph" style:parent-style-name="Standard">
      <style:text-properties fo:font-style="italic" officeooo:rsid="001129c6" officeooo:paragraph-rsid="001129c6" style:font-style-asian="italic" style:font-style-complex="italic"/>
    </style:style>
    <style:style style:name="P6" style:family="paragraph" style:parent-style-name="Standard">
      <style:text-properties officeooo:rsid="0013eaea" officeooo:paragraph-rsid="0013eaea"/>
    </style:style>
    <style:style style:name="P7" style:family="paragraph" style:parent-style-name="Standard">
      <style:text-properties officeooo:rsid="0015e0a5" officeooo:paragraph-rsid="0015e0a5"/>
    </style:style>
    <style:style style:name="P8" style:family="paragraph" style:parent-style-name="Standard">
      <style:text-properties officeooo:rsid="00173795" officeooo:paragraph-rsid="00173795"/>
    </style:style>
    <style:style style:name="P9" style:family="paragraph" style:parent-style-name="Standard" style:list-style-name="L1">
      <style:text-properties officeooo:rsid="00123eee" officeooo:paragraph-rsid="00123eee"/>
    </style:style>
    <style:style style:name="P10" style:family="paragraph" style:parent-style-name="Standard" style:list-style-name="L1">
      <style:text-properties officeooo:rsid="0013eaea" officeooo:paragraph-rsid="0013eaea"/>
    </style:style>
    <style:style style:name="T1" style:family="text">
      <style:text-properties officeooo:rsid="001143d4"/>
    </style:style>
    <style:style style:name="T2" style:family="text">
      <style:text-properties officeooo:rsid="0013eaea"/>
    </style:style>
    <style:style style:name="T3" style:family="text">
      <style:text-properties officeooo:rsid="0015e0a5"/>
    </style:style>
    <style:style style:name="T4" style:family="text">
      <style:text-properties officeooo:rsid="00173795"/>
    </style:style>
    <style:style style:name="T5" style:family="text">
      <style:text-properties officeooo:rsid="0018773d"/>
    </style:style>
    <style:style style:name="T6" style:family="text">
      <style:text-properties officeooo:rsid="001a652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Variables as Paths</text:p>
      <text:p text:style-name="P2">by Sven Nilsen, 2017</text:p>
      <text:p text:style-name="P1"/>
      <text:p text:style-name="P5">In path semantics the construction of the relationship between values and types is motivated by the idea that a “path” is anything that is made by choice and consistency emerges from referring to previous choices. For variables there is a similar idea, but instead of going from types to values and a value representing that choice, one does the opposite and “erases” the <text:span text:style-name="T6">value to create a </text:span>variable. A variable refers to the choice of erasing something, <text:span text:style-name="T1">without revealing directly what was erased. Therefore, one can think of a variable as a kind of path representing an atomic function mapping a value to the empty type.</text:span></text:p>
      <text:p text:style-name="P1"/>
      <text:p text:style-name="P3"><text:span text:style-name="T2">C</text:span>onsider the following where the concrete value `1` is replaced by a variable `a`:</text:p>
      <text:p text:style-name="P1"/>
      <text:p text:style-name="P1"><text:tab/><text:span text:style-name="T1">f(1)</text:span></text:p>
      <text:p text:style-name="P1"><text:tab/><text:span text:style-name="T1">f(a)</text:span></text:p>
      <text:p text:style-name="P1"><text:tab/><text:tab/><text:span text:style-name="T1">a := 1</text:span></text:p>
      <text:p text:style-name="P1"/>
      <text:p text:style-name="P3">One can think of this as an atomic function:</text:p>
      <text:p text:style-name="P1"/>
      <text:p text:style-name="P1"><text:tab/><text:span text:style-name="T1">a(1) → ()</text:span></text:p>
      <text:p text:style-name="P1"/>
      <text:p text:style-name="P3">When using this atomic function, one can refer to the path taken as `[a] ()` and reduce it to `a`:</text:p>
      <text:p text:style-name="P1"/>
      <text:p text:style-name="P1"><text:tab/><text:span text:style-name="T1">f(1)</text:span></text:p>
      <text:p text:style-name="P1"><text:tab/><text:span text:style-name="T1">f([a] ())</text:span></text:p>
      <text:p text:style-name="P1"><text:tab/><text:span text:style-name="T1">f(a)</text:span></text:p>
      <text:p text:style-name="P1"/>
      <text:p text:style-name="P4">It makes sense in the following ways:</text:p>
      <text:p text:style-name="P4"/>
      <text:list xml:id="list1166396901284869185" text:style-name="L1">
        <text:list-item>
          <text:p text:style-name="P9"><text:span text:style-name="T3">The</text:span> variable only makes sense if it can have a value</text:p>
        </text:list-item>
        <text:list-item>
          <text:p text:style-name="P10"><text:span text:style-name="T3">The</text:span> variable used in a given context must represent a unique value</text:p>
        </text:list-item>
        <text:list-item>
          <text:p text:style-name="P10"><text:span text:style-name="T3">The</text:span> variable is “not really there”, unlike a value that is “the thing we put there”</text:p>
        </text:list-item>
        <text:list-item>
          <text:p text:style-name="P10"><text:span text:style-name="T3">The variable name is irrelevant: </text:span>The end result means the same if `a` is replaced by `b`</text:p>
        </text:list-item>
      </text:list>
      <text:p text:style-name="P6"/>
      <text:p text:style-name="P8">These things are matching perfectly with the meaning of atomic functions by the process of “erasing”.</text:p>
      <text:p text:style-name="P6"/>
      <text:p text:style-name="P7">When observing how atomic functions together with the concept of a path can explain the meaning of both values and variables, this should leads to a deeper understanding of what path semantics is all about. It seems to be consisting of two profound patterns. One is about having some “choice” that is about the method of communication, and a resulting “<text:span text:style-name="T4">result</text:span>” that confirms something that is already known or universally true when given enough time to think about it.</text:p>
      <text:p text:style-name="P7"/>
      <text:p text:style-name="P7"><text:tab/>[choice] <text:span text:style-name="T4">result</text:span> <text:span text:style-name="T4">= path</text:span></text:p>
      <text:p text:style-name="P7"/>
      <text:p text:style-name="P8"><text:soft-page-break/>The “result” part has a lifting property that makes it possible to extract a hidden pattern. The extracted information that has the same form as the level above, where it is extracted from. The same idea is repeated over and over to create a web of ever-more <text:span text:style-name="T5">abstract</text:span> ide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7T23:29:41.217023000</meta:creation-date>
    <dc:date>2017-08-08T00:33:55.620774000</dc:date>
    <meta:editing-duration>PT1M9S</meta:editing-duration>
    <meta:editing-cycles>2</meta:editing-cycles>
    <meta:generator>LibreOffice/5.1.2.2$MacOSX_X86_64 LibreOffice_project/d3bf12ecb743fc0d20e0be0c58ca359301eb705f</meta:generator>
    <meta:document-statistic meta:table-count="0" meta:image-count="0" meta:object-count="0" meta:page-count="2" meta:paragraph-count="22" meta:word-count="383" meta:character-count="2127" meta:non-whitespace-character-count="1761"/>
  </office:meta>
</office:document-meta>
</file>